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1.27cm">
        <style:tab-stops/>
      </style:paragraph-properties>
    </style:style>
    <style:style style:name="P3" style:family="paragraph" style:parent-style-name="Standard">
      <style:paragraph-properties fo:margin-left="1.886cm">
        <style:tab-stops/>
      </style:paragraph-properties>
    </style:style>
    <style:style style:name="P4" style:family="paragraph" style:parent-style-name="Standard">
      <style:paragraph-properties fo:margin-left="0.635cm">
        <style:tab-stops/>
      </style:paragraph-properties>
    </style:style>
    <style:style style:name="P5" style:family="paragraph" style:parent-style-name="Standard" style:master-page-name="MP0">
      <style:paragraph-properties fo:text-align="center" style:justify-single-word="false" style:page-number="auto" fo:break-before="page"/>
    </style:style>
    <style:style style:name="P6" style:family="paragraph" style:parent-style-name="Standard">
      <style:paragraph-properties fo:text-align="center"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text-properties officeooo:paragraph-rsid="001549eb"/>
    </style:style>
    <style:style style:name="P10" style:family="paragraph" style:parent-style-name="Standard" style:list-style-name="L3">
      <style:text-properties officeooo:paragraph-rsid="00179163"/>
    </style:style>
    <style:style style:name="P11" style:family="paragraph" style:parent-style-name="Standard" style:list-style-name="L4"/>
    <style:style style:name="P12" style:family="paragraph" style:parent-style-name="Standard" style:list-style-name="L4">
      <style:text-properties officeooo:paragraph-rsid="00179163"/>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text-properties officeooo:paragraph-rsid="0019802e"/>
    </style:style>
    <style:style style:name="P16" style:family="paragraph" style:parent-style-name="Standard" style:list-style-name="L7"/>
    <style:style style:name="P17" style:family="paragraph" style:parent-style-name="Standard">
      <style:paragraph-properties fo:margin-left="1.886cm">
        <style:tab-stops/>
      </style:paragraph-properties>
    </style:style>
    <style:style style:name="P18" style:family="paragraph" style:parent-style-name="Standard">
      <style:paragraph-properties fo:margin-left="1.886cm">
        <style:tab-stops/>
      </style:paragraph-properties>
      <style:text-properties officeooo:paragraph-rsid="001549eb"/>
    </style:style>
    <style:style style:name="P19" style:family="paragraph" style:parent-style-name="Standard">
      <style:paragraph-properties fo:margin-left="1.886cm">
        <style:tab-stops/>
      </style:paragraph-properties>
      <style:text-properties officeooo:paragraph-rsid="00179163"/>
    </style:style>
    <style:style style:name="P20" style:family="paragraph" style:parent-style-name="Standard">
      <style:paragraph-properties fo:margin-left="1.27cm">
        <style:tab-stops/>
      </style:paragraph-properties>
    </style:style>
    <style:style style:name="P21" style:family="paragraph" style:parent-style-name="Standard">
      <style:paragraph-properties fo:margin-left="1.886cm">
        <style:tab-stops/>
      </style:paragraph-properties>
      <style:text-properties officeooo:rsid="001549eb" officeooo:paragraph-rsid="00179163"/>
    </style:style>
    <style:style style:name="P22" style:family="paragraph" style:parent-style-name="Standard" style:list-style-name="L3">
      <style:text-properties officeooo:rsid="001549eb" officeooo:paragraph-rsid="00179163"/>
    </style:style>
    <style:style style:name="P23" style:family="paragraph" style:parent-style-name="Standard" style:list-style-name="L4">
      <style:text-properties officeooo:rsid="00179163" officeooo:paragraph-rsid="00179163"/>
    </style:style>
    <style:style style:name="P24" style:family="paragraph" style:parent-style-name="Standard">
      <style:text-properties officeooo:rsid="00179163" officeooo:paragraph-rsid="00179163"/>
    </style:style>
    <style:style style:name="P25" style:family="paragraph" style:parent-style-name="Standard" style:list-style-name="L5">
      <style:text-properties officeooo:rsid="00179163" officeooo:paragraph-rsid="00179163"/>
    </style:style>
    <style:style style:name="P26" style:family="paragraph" style:parent-style-name="Standard" style:list-style-name="L3">
      <style:text-properties officeooo:rsid="00179163" officeooo:paragraph-rsid="00179163"/>
    </style:style>
    <style:style style:name="P27" style:family="paragraph" style:parent-style-name="Standard" style:list-style-name="L6">
      <style:text-properties officeooo:rsid="00179163" officeooo:paragraph-rsid="00179163"/>
    </style:style>
    <style:style style:name="P28" style:family="paragraph" style:parent-style-name="Standard" style:list-style-name="L3">
      <style:text-properties fo:color="#c9211e" loext:opacity="100%" officeooo:rsid="00179163" officeooo:paragraph-rsid="00179163"/>
    </style:style>
    <style:style style:name="P29" style:family="paragraph" style:parent-style-name="Standard" style:list-style-name="L4">
      <style:text-properties fo:color="#3faf46" loext:opacity="100%" officeooo:rsid="0016185d" officeooo:paragraph-rsid="0016185d"/>
    </style:style>
    <style:style style:name="P30" style:family="paragraph" style:parent-style-name="Standard" style:list-style-name="L4">
      <style:text-properties fo:color="#3faf46" loext:opacity="100%" officeooo:rsid="00179163" officeooo:paragraph-rsid="00179163"/>
    </style:style>
    <style:style style:name="P31" style:family="paragraph" style:parent-style-name="Standard">
      <style:text-properties fo:color="#3faf46" loext:opacity="100%"/>
    </style:style>
    <style:style style:name="P32" style:family="paragraph" style:parent-style-name="Standard" style:list-style-name="L1">
      <style:text-properties style:text-underline-style="solid" style:text-underline-width="auto" style:text-underline-color="font-color"/>
    </style:style>
    <style:style style:name="P33" style:family="paragraph" style:parent-style-name="Standard" style:list-style-name="L1">
      <style:text-properties fo:font-size="15pt" style:text-underline-style="solid" style:text-underline-width="auto" style:text-underline-color="font-color" style:font-size-asian="15pt" style:font-size-complex="15pt"/>
    </style:style>
    <style:style style:name="P34" style:family="paragraph" style:parent-style-name="Standard" style:list-style-name="L7">
      <style:text-properties style:text-underline-style="none"/>
    </style:style>
    <style:style style:name="P35" style:family="paragraph" style:parent-style-name="Standard" style:list-style-name="L6">
      <style:text-properties officeooo:rsid="0019802e" officeooo:paragraph-rsid="0019802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officeooo:rsid="001549eb"/>
    </style:style>
    <style:style style:name="T2" style:family="text">
      <style:text-properties officeooo:rsid="00179163"/>
    </style:style>
    <style:style style:name="T3" style:family="text">
      <style:text-properties fo:color="#3faf46" loext:opacity="100%" officeooo:rsid="00179163"/>
    </style:style>
    <style:style style:name="T4" style:family="text">
      <style:text-properties officeooo:rsid="0019802e"/>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41cm" fo:text-indent="-0.635cm" fo:margin-left="8.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76cm" fo:text-indent="-0.635cm" fo:margin-left="8.9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hier des charges</text:p>
      <text:p text:style-name="P1"><text:a xlink:type="simple" xlink:href="https://www.transacts.fr/article/cahier-des-charges-site-e-commerce" office:target-frame-name="_top" xlink:show="replace" text:style-name="Internet_20_link" text:visited-style-name="Visited_20_Internet_20_Link"><text:span text:style-name="Lien_20_hypertexte">d</text:span><text:bookmark-start text:name="_Hlt151973644"/><text:bookmark-start text:name="_Hlt151973643"/><text:span text:style-name="Lien_20_hypertexte">é</text:span><text:bookmark-end text:name="_Hlt151973644"/><text:bookmark-end text:name="_Hlt151973643"/><text:span text:style-name="Lien_20_hypertexte">tail</text:span></text:a></text:p>
      <text:p text:style-name="P1"><text:span text:style-name="Lien_20_hypertexte"/></text:p>
      <text:p text:style-name="P1"><text:span text:style-name="Lien_20_hypertexte"/></text:p>
      <text:p text:style-name="P1"/>
      <text:list xml:id="list3987928875" text:style-name="L1">
        <text:list-item>
          <text:p text:style-name="P33">Présentation du projet :</text:p>
        </text:list-item>
      </text:list>
      <text:p text:style-name="P2"/>
      <text:list text:style-name="L2">
        <text:list-item>
          <text:p text:style-name="P8">Entreprise, secteur d’activité et dispositif existant :</text:p>
        </text:list-item>
      </text:list>
      <text:p text:style-name="P3"/>
      <text:p text:style-name="P3">Entreprise « E-succes » madame entrepreneuse propose des articles à la vente via ses comptes TIK-TOK, INSTAGRAM, TWITER.</text:p>
      <text:p text:style-name="P3"/>
      <text:p text:style-name="P3">2000 abonnés environ toutes plateformes confondues.</text:p>
      <text:p text:style-name="P3"/>
      <text:p text:style-name="P3">Communication par publication avec photo/video + description + hashtag, et lien affilié vers sites partenaires.</text:p>
      <text:p text:style-name="P3"><text:s/></text:p>
      <text:list text:continue-numbering="true" text:style-name="L2">
        <text:list-item>
          <text:p text:style-name="P8">Cibles :</text:p>
        </text:list-item>
      </text:list>
      <text:p text:style-name="P3"/>
      <text:p text:style-name="P3">18-35 ans.</text:p>
      <text:p text:style-name="P3">Utilisant majoritairement le smartphone pour naviguer.</text:p>
      <text:p text:style-name="P3">Rentre juste dans la vie active et souhaite profiter de ses premiers salaires afin de décrocher le dernier gadget à la mode.</text:p>
      <text:p text:style-name="P3">Recherche l’article tendance à avoir « et se la raconter devant les pine-co ».</text:p>
      <text:p text:style-name="P3">Recherche la bonne affaire pas chère, « qui fera des jalouses ».</text:p>
      <text:p text:style-name="Standard"><text:tab/></text:p>
      <text:p text:style-name="P3">Attiré par un produit selon sa description et les commentaires de ses utilisateurs.</text:p>
      <text:p text:style-name="P3"/>
      <text:list text:continue-numbering="true" text:style-name="L2">
        <text:list-item>
          <text:p text:style-name="P8">Objectifs :</text:p>
        </text:list-item>
      </text:list>
      <text:p text:style-name="P3"/>
      <text:p text:style-name="P3">Sur page d’accueil un carrousel pour les articles vedette.</text:p>
      <text:p text:style-name="P3"/>
      <text:p text:style-name="P3">Un total de 10 articles en vente sur tout le site.</text:p>
      <text:p text:style-name="P3"/>
      <text:p text:style-name="P18">Client doit avoir accès à une page profil personnalisée et renseigner :</text:p>
      <text:list xml:id="list3565632534" text:style-name="L3">
        <text:list-item>
          <text:p text:style-name="P9">nom prénom</text:p>
        </text:list-item>
        <text:list-item>
          <text:p text:style-name="P9">adresse de livraison</text:p>
        </text:list-item>
        <text:list-item>
          <text:p text:style-name="P9">adresse de facturation</text:p>
        </text:list-item>
        <text:list-item>
          <text:p text:style-name="P9">date de naissance</text:p>
        </text:list-item>
        <text:list-item>
          <text:p text:style-name="P9">civilité</text:p>
        </text:list-item>
        <text:list-item>
          <text:p text:style-name="P10"><text:span text:style-name="T2">historique des commande (numéros de commande, date et montant total uniquement). </text:span></text:p>
        </text:list-item>
      </text:list>
      <text:p text:style-name="P3"/>
      <text:p text:style-name="P3"/>
      <text:p text:style-name="P3"/>
      <text:p text:style-name="P3"/>
      <text:p text:style-name="P3"/>
      <text:p text:style-name="P3"/>
      <text:p text:style-name="P3"/>
      <text:p text:style-name="P3"/>
      <text:p text:style-name="P3"/>
      <text:list xml:id="list153112506122061" text:continue-list="list3987928875" text:style-name="L1">
        <text:list-item>
          <text:p text:style-name="P33"><text:soft-page-break/>Description graphique et ergonomique :</text:p>
          <text:p text:style-name="P7"/>
        </text:list-item>
      </text:list>
      <text:list text:style-name="L4">
        <text:list-item>
          <text:p text:style-name="P11">Charte graphique :</text:p>
          <text:p text:style-name="P11"><text:a xlink:type="simple" xlink:href="https://jujotte.fr/blog/les-couleurs-dans-lui-la-troisieme-va-vous-etonner" text:style-name="Internet_20_link" text:visited-style-name="Visited_20_Internet_20_Link"><text:span text:style-name="T2">article couleur</text:span></text:a></text:p>
          <text:p text:style-name="P12"/>
          <text:p text:style-name="P29"><office:annotation office:name="__Annotation__173_3763253217" loext:resolved="false"><dc:creator>Auteur inconnu</dc:creator><dc:date>2023-11-27T13:34:40.393000000</dc:date><text:p text:style-name="P36"><text:span text:style-name="T5">À déterminer</text:span></text:p><text:p text:style-name="P36"><text:span text:style-name="T5"/></text:p></office:annotation>Couleur principale <text:span text:style-name="T2">60 %</text:span>:</text:p>
          <text:p text:style-name="P30">Couleur secondaire 30 %:</text:p>
          <text:p text:style-name="P30">Couleur de contraste 10 %<office:annotation-end office:name="__Annotation__173_3763253217"/>:</text:p>
          <text:p text:style-name="P23"/>
          <text:p text:style-name="P30">Logo entreprise :</text:p>
        </text:list-item>
      </text:list>
      <text:p text:style-name="P24"/>
      <text:list xml:id="list153113601405558" text:continue-numbering="true" text:style-name="L4">
        <text:list-item>
          <text:p text:style-name="P11">Contrainte techniques :</text:p>
        </text:list-item>
      </text:list>
      <text:p text:style-name="Standard"/>
      <text:p text:style-name="Standard"><text:tab/><text:span text:style-name="T3">chép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
      <text:list xml:id="list153113263559153" text:continue-list="list153112506122061" text:style-name="L1">
        <text:list-item>
          <text:p text:style-name="P33"><text:soft-page-break/>Le catalogue de produits :</text:p>
          <text:p text:style-name="P33"/>
        </text:list-item>
      </text:list>
      <text:list text:style-name="L5">
        <text:list-item>
          <text:p text:style-name="P13">Définition des catégories de produits :</text:p>
          <text:p text:style-name="P13"/>
        </text:list-item>
        <text:list-item>
          <text:p text:style-name="P13">Organisation de la recherche des produits :</text:p>
          <text:p text:style-name="P25">Par barre de recherche par terme recherché dans toute les données articles avec la mention en ligne ( pas de retour pour les données des articles hors ligne).</text:p>
          <text:p text:style-name="P25"/>
          <text:p text:style-name="P25">Menu déroulant avec catégories articles et sous catégories.</text:p>
          <text:p text:style-name="P25">En sélectionnant une catégorie (uniquement les catégories n’ayant pas de sous catégorie, ou les sous catégories) donne accès à une page avec visuel de tout les articles de la catégorie (photo miniature et titre article classé par ordre alphabétique et prix unitaire).</text:p>
          <text:p text:style-name="P25"/>
        </text:list-item>
        <text:list-item>
          <text:p text:style-name="P13">Création des fiches produits :</text:p>
          <text:p text:style-name="P13"/>
        </text:list-item>
      </text:list>
      <text:list xml:id="list153111815746534" text:continue-list="list3565632534" text:style-name="L3">
        <text:list-item>
          <text:p text:style-name="P26">Titre du produit</text:p>
        </text:list-item>
        <text:list-item>
          <text:p text:style-name="P26">carrousel des photos du produit</text:p>
        </text:list-item>
        <text:list-item>
          <text:p text:style-name="P26">description du produit</text:p>
        </text:list-item>
        <text:list-item>
          <text:p text:style-name="P26">zone de mise en panier (nombre et prix)</text:p>
        </text:list-item>
        <text:list-item>
          <text:p text:style-name="P28"><office:annotation office:name="__Annotation__172_3763253217" loext:resolved="false"><dc:creator>Auteur inconnu</dc:creator><dc:date>2023-11-27T13:34:12.420000000</dc:date><text:p text:style-name="P36"><text:span text:style-name="T5">Mise en œuvre compléxe</text:span></text:p></office:annotation>zone commentaires clients<office:annotation-end office:name="__Annotation__172_3763253217"/></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3112869438637" text:continue-list="list153113263559153" text:style-name="L1">
        <text:list-item>
          <text:p text:style-name="P33"><text:soft-page-break/>Construction du checkout :</text:p>
          <text:p text:style-name="P32"/>
        </text:list-item>
      </text:list>
      <text:list text:style-name="L6">
        <text:list-item>
          <text:p text:style-name="P14">Panier et tunnel de conversion :</text:p>
          <text:p text:style-name="P14"/>
          <text:p text:style-name="P27">panier accessible depuis toutes les pages par icône panier.</text:p>
          <text:p text:style-name="P27">Est rempli depuis une fiche d’article depuis la zone de mise en panier.</text:p>
          <text:p text:style-name="P27"/>
          <text:p text:style-name="P27">Conversion depuis la page panier avec bouton commander : </text:p>
          <text:p text:style-name="P27">Si utilisateur logé passage directe au contrôle / choix des adresse de réception.</text:p>
          <text:p text:style-name="P27">Si non <text:s/>logé invitation à connecter ou s’enregistrer <text:span text:style-name="T4">(accès à page d’inscription).</text:span></text:p>
          <text:p text:style-name="P27"/>
        </text:list-item>
        <text:list-item>
          <text:p text:style-name="P14">Modalités d’option d’achats :</text:p>
          <text:p text:style-name="P14"><text:a xlink:type="simple" xlink:href="https://kodeane.com/integrer-paiement-en-ligne-sur-son-site/" text:style-name="Internet_20_link" text:visited-style-name="Visited_20_Internet_20_Link"><text:span text:style-name="T4">intégration mode payement</text:span></text:a></text:p>
          <text:p text:style-name="P35">solution hébergé (sur le site du prestataire de la solution) ou non hébergé (sur notre site).</text:p>
          <text:p text:style-name="P14"/>
          <text:p text:style-name="P14"/>
        </text:list-item>
        <text:list-item>
          <text:p text:style-name="P14">Interface client :</text:p>
          <text:p text:style-name="P14"/>
          <text:p text:style-name="P35">Création de compte :</text:p>
          <text:p text:style-name="P35">nom</text:p>
          <text:p text:style-name="P35">prénom</text:p>
          <text:p text:style-name="P35">date naissance</text:p>
          <text:p text:style-name="P35">mail</text:p>
          <text:p text:style-name="P35">confirmation</text:p>
          <text:p text:style-name="P35">mot de passe</text:p>
          <text:p text:style-name="P15"><text:span text:style-name="T4">confirmation</text:span></text:p>
          <text:p text:style-name="P15"/>
          <text:p text:style-name="P35">Page profil :</text:p>
          <text:p text:style-name="P35">information de compte (nom, prénom, date naissance(non modifiable), mail, mot de passe, adresse facturation, adresse réception).</text:p>
          <text:p text:style-name="P35">Modification (fenêtre de modification des informations).</text:p>
          <text:p text:style-name="P35">Historique des commandes (date, numéro commande, montant totale).</text:p>
          <text:p text:style-name="P35"/>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3113367554113" text:continue-list="list153112869438637" text:style-name="L1">
        <text:list-item>
          <text:p text:style-name="P33"><text:soft-page-break/>Gestion du backoffice :</text:p>
          <text:p text:style-name="P33"/>
        </text:list-item>
      </text:list>
      <text:list xml:id="list3588860903" text:style-name="L7">
        <text:list-item>
          <text:p text:style-name="P16">Outil de gestion des mises à jour :</text:p>
        </text:list-item>
      </text:list>
      <text:p text:style-name="Standard"/>
      <text:p text:style-name="P21">Pour le staff :</text:p>
      <text:list text:continue-list="list153111815746534" text:style-name="L3">
        <text:list-item>
          <text:p text:style-name="P22">Outil pour gérer les clients (ajout suppression ou modification).</text:p>
        </text:list-item>
        <text:list-item>
          <text:p text:style-name="P22">Outil de visualisation et de gestion des articles en stock ( mise en ligne ou non, édition des description, hashtag, photo, prix etc etc).</text:p>
        </text:list-item>
        <text:list-item>
          <text:p text:style-name="P22">Outil d’ordre de conception et d’envoi des commandes (édition de la facture, nombre te numéros d’article et adresse d’expédition).</text:p>
        </text:list-item>
        <text:list-item>
          <text:p text:style-name="P22">Outil de personnalisation du thème du site web.</text:p>
          <text:p text:style-name="P22"/>
        </text:list-item>
      </text:list>
      <text:p text:style-name="P19"><text:span text:style-name="T1">Il faut des rôles et des droits pour le staff avec un accès cloisonné</text:span>:</text:p>
      <text:list text:continue-numbering="true" text:style-name="L3">
        <text:list-item>
          <text:p text:style-name="P22">Bosse : interface avec visuel sur le nombre de client inscrit, le nombre d’articles vendus, le nombre de visite sur le site (si possible le nombre de visite par articles et par jour/mois/années), visuel sur les membres du staff et leurs anniversaires.</text:p>
        </text:list-item>
        <text:list-item>
          <text:p text:style-name="P22">Commercial : Accès à un calendrier avec possibilité de marquer les jours importants et des descriptions, accès aux nombre de vue/mise en panier/achat des différents articles enregistrés, Gestion des articles (création photo/description/ashtag/mise en ligne ou non).</text:p>
        </text:list-item>
        <text:list-item>
          <text:p text:style-name="P22">Magasinier: Accès à la gestion des stocks, visuel précis des différents articles enregistrés (mise en ligne ou non) leur états en cours (quantité en stock et une option ( commande en cours/livraison en cours/mise à disposition) sers à dire si il y a une commande qui a été faite auprès du fournisseur, si la commande a été accepté et les article sont en cour de livraison vers les entrepôts, si l’article est prêt pour une mise en vente.</text:p>
        </text:list-item>
        <text:list-item>
          <text:p text:style-name="P10"><text:span text:style-name="T1">Préparateur : Accès à interface personnalisé pour l’employé avec un tableau listant les commandes à préparées (numéros commande, numéro préparateur, état (à préparé, en préparation, expédiée)) bouton pour éditer la facture (liste et nombre articles, taille colis (s,m,xl) et étiquette colis (adresse de réception et d’expéditeur).</text:span></text:p>
        </text:list-item>
      </text:list>
      <text:p text:style-name="Standard"/>
      <text:list text:continue-list="list3588860903" text:style-name="L7">
        <text:list-item>
          <text:p text:style-name="P34">Intégration des outils externes :</text:p>
        </text:list-item>
      </text:list>
      <text:p text:style-name="Standard"/>
      <text:list text:continue-list="list153113601405558" text:style-name="L4">
        <text:list-header>
          <text:p text:style-name="P23">Option de publication simultanée (sur nos réseaux sociaux) lors de la mise en ligne d’un article sur le site. Création automatique d’une publication avec la photo du produit, la description et lien qui mène au site web et la page de commande de l’article.</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list="list153113367554113" text:style-name="L1">
        <text:list-item>
          <text:p text:style-name="P33"><text:soft-page-break/>Prestations supplémentaires :</text:p>
        </text:list-item>
      </text:list>
      <text:p text:style-name="Standard"/>
      <text:p text:style-name="P31"><text:tab/><text:span text:style-name="T2">Ici l’équipe pourra déterminer la possibilité de créer un lien avec le client et le contraindre à prendre par exemple un abonnement à un service de maintenance gérer par l’équipe de développeur.</text:span></text:p>
      <text:p text:style-name="P4"/>
      <text:p text:style-name="P4">(Suivi et maintenance, correctif, installation et maj de sécurité, ajout de fonctionnalités, suivie des sauvegarde, surveillance du fonctionnement des systèmes (alerte en cas de défaillance), maintenance éditorial, formation des employés aux outils crées).</text:p>
      <text:p text:style-name="P4"/>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creation-date>2023-11-22T09:00:00Z</meta:creation-date>
    <dc:date>2023-11-27T15:31:11.386000000</dc:date>
    <meta:print-date>2023-11-22T09:44:00Z</meta:print-date>
    <meta:editing-cycles>7</meta:editing-cycles>
    <meta:editing-duration>PT5H28M6S</meta:editing-duration>
    <meta:document-statistic meta:table-count="0" meta:image-count="0" meta:object-count="0" meta:page-count="6" meta:paragraph-count="88" meta:word-count="922" meta:character-count="5652" meta:non-whitespace-character-count="4847"/>
    <meta:template xlink:type="simple" xlink:actuate="onRequest" xlink:title="" xlink:href="Normal.dotm"/>
  </office:meta>
</office:document-meta>
</file>